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24c1"/>
    </style:style>
    <style:style style:name="P2" style:family="paragraph" style:parent-style-name="Text_20_body" style:list-style-name="L1">
      <style:text-properties style:font-name="Ubuntu" officeooo:rsid="001024c1" officeooo:paragraph-rsid="001024c1"/>
    </style:style>
    <style:style style:name="P3" style:family="paragraph" style:parent-style-name="Text_20_body">
      <style:text-properties style:font-name="Ubuntu" officeooo:rsid="001024c1" officeooo:paragraph-rsid="001024c1"/>
    </style:style>
    <style:style style:name="P4" style:family="paragraph" style:parent-style-name="Heading_20_1">
      <style:text-properties officeooo:rsid="001024c1" officeooo:paragraph-rsid="001024c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6600"/>
    </style:style>
    <style:style style:name="T4" style:family="text">
      <style:text-properties fo:color="#ff6600" fo:font-weight="bold" style:font-weight-asian="bold" style:font-weight-complex="bold"/>
    </style:style>
    <style:style style:name="T5" style:family="text">
      <style:text-properties fo:color="#ff6600" fo:font-style="italic" fo:font-weight="bold" officeooo:rsid="0010a330"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iseño gráfico</text:h>
      <text:p text:style-name="P1"/>
      <text:p text:style-name="P3">Aspectos de la distribución: <text:span text:style-name="T5">Cita – Pressman p.323</text:span></text:p>
      <text:list xml:id="list3770571325461652111" text:style-name="L1">
        <text:list-item>
          <text:p text:style-name="P2">Elementos organizados desde esquina superior izquierda a la inferior derecha. En España, la disposición de los libros, revistas y documentos está orientado a la lectura de izquierda a derecha.</text:p>
        </text:list-item>
        <text:list-item>
          <text:p text:style-name="P2">Agrupar la navegación y contenido siguiendo algún tipo de proporción. En nuestro caso, nos ayudamos de la librería Bootstrap que sigue una organización en forma de cuadrícula con la que podríamos aplicar la regla de los tercios.</text:p>
        </text:list-item>
        <text:list-item>
          <text:p text:style-name="P2">La información debe visualizarse de manera global y visual sin necesidad de la barra de desplazamiento.</text:p>
        </text:list-item>
        <text:list-item>
          <text:p text:style-name="P2">Se busca que el diseño sea <text:span text:style-name="T1">responsive</text:span><text:span text:style-name="T2"> asegurando la correcta disposición de los elementos de la interfaz independientemente de la resolución y tamaño del navega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5:20:51.975807694</meta:creation-date>
    <dc:date>2017-12-16T15:35:52.195012987</dc:date>
    <meta:editing-duration>P0D</meta:editing-duration>
    <meta:editing-cycles>2</meta:editing-cycles>
    <meta:generator>LibreOffice/4.2.8.2$Linux_X86_64 LibreOffice_project/420m0$Build-2</meta:generator>
    <meta:document-statistic meta:table-count="0" meta:image-count="0" meta:object-count="0" meta:page-count="1" meta:paragraph-count="6" meta:word-count="120" meta:character-count="755" meta:non-whitespace-character-count="644"/>
  </office:meta>
</office:document-meta>
</file>